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2.79mm" svg:height="85.94mm" svg:x="0.97mm" svg:y="127.66mm">
            <loext:p draw:notify-on-update-of-ranges="Sheet1.B4:Sheet1.B28 Sheet1.C4:Sheet1.C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M event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Length (m)</text:p>
          </table:table-cell>
          <table:table-cell table:style-name="ce1" office:value-type="string" calcext:value-type="string" table:number-columns-spanned="1" table:number-rows-spanned="2">
            <text:p>Sensitivity (%)</text:p>
          </table:table-cell>
        </table:table-row>
        <table:table-row table:style-name="ro1">
          <table:table-cell/>
          <table:covered-table-cell table:number-columns-repeated="2" table:style-name="ce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6.92" calcext:value-type="float">
            <text:p>86.92</text:p>
          </table:table-cell>
        </table:table-row>
        <table:table-row table:style-name="ro1">
          <table:table-cell/>
          <table:table-cell office:value-type="float" office:value="1.95" calcext:value-type="float">
            <text:p>1.95</text:p>
          </table:table-cell>
          <table:table-cell office:value-type="float" office:value="86.57" calcext:value-type="float">
            <text:p>86.57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86.18" calcext:value-type="float">
            <text:p>86.18</text:p>
          </table:table-cell>
        </table:table-row>
        <table:table-row table:style-name="ro1">
          <table:table-cell/>
          <table:table-cell office:value-type="float" office:value="1.85" calcext:value-type="float">
            <text:p>1.85</text:p>
          </table:table-cell>
          <table:table-cell office:value-type="float" office:value="85.78" calcext:value-type="float">
            <text:p>85.78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85.32" calcext:value-type="float">
            <text:p>85.32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84.84" calcext:value-type="float">
            <text:p>84.84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84.34" calcext:value-type="float">
            <text:p>84.34</text:p>
          </table:table-cell>
        </table:table-row>
        <table:table-row table:style-name="ro1">
          <table:table-cell/>
          <table:table-cell office:value-type="float" office:value="1.65" calcext:value-type="float">
            <text:p>1.65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83.23" calcext:value-type="float">
            <text:p>83.23</text:p>
          </table:table-cell>
        </table:table-row>
        <table:table-row table:style-name="ro1">
          <table:table-cell/>
          <table:table-cell office:value-type="float" office:value="1.55" calcext:value-type="float">
            <text:p>1.55</text:p>
          </table:table-cell>
          <table:table-cell office:value-type="float" office:value="82.63" calcext:value-type="float">
            <text:p>82.6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81.99" calcext:value-type="float">
            <text:p>81.99</text:p>
          </table:table-cell>
        </table:table-row>
        <table:table-row table:style-name="ro1">
          <table:table-cell/>
          <table:table-cell office:value-type="float" office:value="1.45" calcext:value-type="float">
            <text:p>1.45</text:p>
          </table:table-cell>
          <table:table-cell office:value-type="float" office:value="81.28" calcext:value-type="float">
            <text:p>81.28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/>
          <table:table-cell office:value-type="float" office:value="1.35" calcext:value-type="float">
            <text:p>1.35</text:p>
          </table:table-cell>
          <table:table-cell office:value-type="float" office:value="79.65" calcext:value-type="float">
            <text:p>79.65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76.66" calcext:value-type="float">
            <text:p>76.66</text:p>
          </table:table-cell>
        </table:table-row>
        <table:table-row table:style-name="ro1">
          <table:table-cell/>
          <table:table-cell office:value-type="float" office:value="1.15" calcext:value-type="float">
            <text:p>1.15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74.27" calcext:value-type="float">
            <text:p>74.27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72.83" calcext:value-type="float">
            <text:p>72.8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1.38" calcext:value-type="float">
            <text:p>71.38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69.78" calcext:value-type="float">
            <text:p>69.78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68.01" calcext:value-type="float">
            <text:p>68.01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office:value-type="float" office:value="66.75" calcext:value-type="float">
            <text:p>66.7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63.87" calcext:value-type="float">
            <text:p>63.87</text:p>
          </table:table-cell>
        </table:table-row>
      </table:table>
      <table:named-expressions/>
      <table:database-ranges>
        <table:database-range table:name="__Anonymous_Sheet_DB__0" table:target-range-address="Sheet1.C4:Sheet1.C2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Samyak Devanagari" style:font-family-complex="'Samyak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 style:data-style-name="N2" text:time-value="09:34:57.473000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1:32.435801181</meta:creation-date>
    <dc:date>2019-07-03T14:58:54.972067835</dc:date>
    <meta:editing-duration>PT7H54M37S</meta:editing-duration>
    <meta:editing-cycles>37</meta:editing-cycles>
    <meta:generator>LibreOffice/5.3.6.1$Linux_X86_64 LibreOffice_project/30$Build-1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8" chart:max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="bitmap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width="0.018cm" svg:stroke-color="#00803f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8cm" svg:height="8.595cm" xlink:href=".." xlink:type="simple" chart:class="chart:scatter" chart:style-name="ch1">
        <chart:title svg:x="2.331cm" svg:y="0.306cm" chart:style-name="ch2">
          <text:p>% Sensitivity vs Detector Length for 1000000 Events</text:p>
        </chart:title>
        <chart:plot-area chart:style-name="ch3" table:cell-range-address="Sheet1.B4:Sheet1.C28" svg:x="1.264cm" svg:y="1.23cm" svg:width="13.711cm" svg:height="6.265cm">
          <chartooo:coordinate-region svg:x="1.885cm" svg:y="1.403cm" svg:width="12.81cm" svg:height="5.498cm"/>
          <chart:axis chart:dimension="x" chart:name="primary-x" chart:style-name="ch4">
            <chart:title svg:x="6.633cm" svg:y="7.666cm" chart:style-name="ch5">
              <text:p>Detector Length (m)</text:p>
            </chart:title>
          </chart:axis>
          <chart:axis chart:dimension="y" chart:name="primary-y" chart:style-name="ch6">
            <chart:title svg:x="0.451cm" svg:y="5.332cm" chart:style-name="ch7">
              <text:p>% Sensitivity</text:p>
            </chart:title>
          </chart:axis>
          <chart:series chart:style-name="ch8" chart:values-cell-range-address="Sheet1.C4:Sheet1.C28" chart:class="chart:scatter">
            <chart:domain table:cell-range-address="Sheet1.B4:Sheet1.B28"/>
            <chart:regression-curve chart:style-name="ch9"/>
            <chart:data-point chart:style-name="ch10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4:Sheet1.B28</svg:desc>
                </draw:g>
              </table:table-cell>
              <table:table-cell office:value-type="float" office:value="86.92">
                <text:p>86.92</text:p>
                <draw:g>
                  <svg:desc>Sheet1.C4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86.57">
                <text:p>86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86.18">
                <text:p>86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5">
                <text:p>1.85</text:p>
              </table:table-cell>
              <table:table-cell office:value-type="float" office:value="85.78">
                <text:p>85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85.32">
                <text:p>85.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84.84">
                <text:p>84.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84.34">
                <text:p>84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">
                <text:p>1.65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83.23">
                <text:p>83.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5">
                <text:p>1.55</text:p>
              </table:table-cell>
              <table:table-cell office:value-type="float" office:value="82.63">
                <text:p>82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">
                <text:p>1.5</text:p>
              </table:table-cell>
              <table:table-cell office:value-type="float" office:value="81.99">
                <text:p>81.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1.28">
                <text:p>81.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">
                <text:p>1.4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">
                <text:p>1.35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">
                <text:p>1.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">
                <text:p>1.2</text:p>
              </table:table-cell>
              <table:table-cell office:value-type="float" office:value="76.66">
                <text:p>76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5">
                <text:p>1.1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5">
                <text:p>1.05</text:p>
              </table:table-cell>
              <table:table-cell office:value-type="float" office:value="72.83">
                <text:p>72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71.38">
                <text:p>71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5">
                <text:p>0.95</text:p>
              </table:table-cell>
              <table:table-cell office:value-type="float" office:value="69.78">
                <text:p>69.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">
                <text:p>0.9</text:p>
              </table:table-cell>
              <table:table-cell office:value-type="float" office:value="68.01">
                <text:p>68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5">
                <text:p>0.85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63.87">
                <text:p>63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